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8mm"/>
    </style:style>
    <style:style style:name="co2" style:family="table-column">
      <style:table-column-properties fo:break-before="auto" style:column-width="34.61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48.4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1.83mm"/>
    </style:style>
    <style:style style:name="co7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Fogli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5" table:number-columns-repeated="3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COMUNE</text:p>
          </table:table-cell>
          <table:table-cell office:value-type="string" calcext:value-type="string">
            <text:p>Ente</text:p>
          </table:table-cell>
          <table:table-cell office:value-type="string" calcext:value-type="string">
            <text:p>SEDIME</text:p>
          </table:table-cell>
          <table:table-cell office:value-type="string" calcext:value-type="string">
            <text:p>NOME VIA</text:p>
          </table:table-cell>
          <table:table-cell office:value-type="string" calcext:value-type="string">
            <text:p>CIVICO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TIPO CONTRATTO</text:p>
          </table:table-cell>
          <table:table-cell office:value-type="string" calcext:value-type="string">
            <text:p>AFFITTO ATTIVO</text:p>
          </table:table-cell>
          <table:table-cell office:value-type="string" calcext:value-type="string">
            <text:p>AFFITTO PASSIVO</text:p>
          </table:table-cell>
          <table:table-cell office:value-type="string" calcext:value-type="string">
            <text:p>Tempo canone</text:p>
          </table:table-cell>
          <table:table-cell office:value-type="string" calcext:value-type="string">
            <text:p>DECORRENZA CANONE</text:p>
          </table:table-cell>
          <table:table-cell office:value-type="string" calcext:value-type="string">
            <text:p>SCADENZA CANONE</text:p>
          </table:table-cell>
          <table:table-cell office:value-type="string" calcext:value-type="string">
            <text:p>NOTE CANONE</text:p>
          </table:table-cell>
          <table:table-cell office:value-type="string" calcext:value-type="string">
            <text:p>FOGLIO</text:p>
          </table:table-cell>
          <table:table-cell office:value-type="string" calcext:value-type="string">
            <text:p>PARTICELLA</text:p>
          </table:table-cell>
          <table:table-cell office:value-type="string" calcext:value-type="string">
            <text:p>SUBALTERNO</text:p>
          </table:table-cell>
          <table:table-cell office:value-type="string" calcext:value-type="string">
            <text:p>DESTINAZIONE</text:p>
          </table:table-cell>
          <table:table-cell office:value-type="string" calcext:value-type="string">
            <text:p>%POSSESSO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])" office:value-type="string" office:string-value="Comune di TORINO" calcext:value-type="string">
            <text:p>Comune di TORINO</text:p>
          </table:table-cell>
          <table:table-cell office:value-type="string" calcext:value-type="string">
            <text:p>PIAZZA</text:p>
          </table:table-cell>
          <table:table-cell office:value-type="string" calcext:value-type="string">
            <text:p>GIUSEPPE CESARE ABBA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FICIO SCOLASTIC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])" office:value-type="string" office:string-value="Comune di TORINO" calcext:value-type="string">
            <text:p>Comune di TORINO</text:p>
          </table:table-cell>
          <table:table-cell office:value-type="string" calcext:value-type="string">
            <text:p>PIAZZA</text:p>
          </table:table-cell>
          <table:table-cell office:value-type="string" calcext:value-type="string">
            <text:p>GIUSEPPE CESARE ABBA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4])" office:value-type="string" office:string-value="Comune di TORINO" calcext:value-type="string">
            <text:p>Comune di TORINO</text:p>
          </table:table-cell>
          <table:table-cell office:value-type="string" calcext:value-type="string">
            <text:p>PIAZZA</text:p>
          </table:table-cell>
          <table:table-cell office:value-type="string" calcext:value-type="string">
            <text:p>GIUSEPPE CESARE ABBA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5])" office:value-type="string" office:string-value="Comune di TORINO" calcext:value-type="string">
            <text:p>Comune di TORINO</text:p>
          </table:table-cell>
          <table:table-cell office:value-type="string" calcext:value-type="string">
            <text:p>PIAZZA</text:p>
          </table:table-cell>
          <table:table-cell office:value-type="string" calcext:value-type="string">
            <text:p>GIUSEPPE CESARE ABBA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BBRICATO PER ATTIVITA' PRODUTTIVA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6])" office:value-type="string" office:string-value="Comune di TORINO" calcext:value-type="string">
            <text:p>Comune di TORINO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DELL'ABBADIA DI STURA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IMPIANTO SPORTIV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7])" office:value-type="string" office:string-value="Comune di TORINO" calcext:value-type="string">
            <text:p>Comune di TORINO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DELL'ABBADIA DI STURA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IANTO SPORTIV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8])" office:value-type="string" office:string-value="Comune di TORINO" calcext:value-type="string">
            <text:p>Comune di TORINO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DELL'ABBADIA DI STURA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9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Concessione </text:p>
          </table:table-cell>
          <table:table-cell table:style-name="ce1" office:value-type="float" office:value="10491.88" calcext:value-type="float">
            <text:p>10491,88</text:p>
          </table:table-cell>
          <table:table-cell table:style-name="ce1"/>
          <table:table-cell office:value-type="string" calcext:value-type="string">
            <text:p>Annuo</text:p>
          </table:table-cell>
          <table:table-cell office:value-type="string" calcext:value-type="string">
            <text:p>2013-01-01</text:p>
          </table:table-cell>
          <table:table-cell office:value-type="string" calcext:value-type="string">
            <text:p>2014-12-3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ERCATO COPERT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0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OSPEDALI, CASE DI CURA E CLINICHE E ASSIMILA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1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string" calcext:value-type="string">
            <text:p>12 int. 2</text:p>
          </table:table-cell>
          <table:table-cell/>
          <table:table-cell table:style-name="ce1" office:value-type="string" calcext:value-type="string">
            <text:p>Concessione </text:p>
          </table:table-cell>
          <table:table-cell office:value-type="float" office:value="58.6" calcext:value-type="float">
            <text:p>58,6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1996-02-01</text:p>
          </table:table-cell>
          <table:table-cell office:value-type="string" calcext:value-type="string">
            <text:p>2012-12-3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FICIO STRUTTURATO ED ASSIMILA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2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3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Concessione </text:p>
          </table:table-cell>
          <table:table-cell table:style-name="ce1" office:value-type="float" office:value="5495.87" calcext:value-type="float">
            <text:p>5495,87</text:p>
          </table:table-cell>
          <table:table-cell table:style-name="ce1"/>
          <table:table-cell office:value-type="string" calcext:value-type="string">
            <text:p>Annuo</text:p>
          </table:table-cell>
          <table:table-cell office:value-type="string" calcext:value-type="string">
            <text:p>2013-12-01</text:p>
          </table:table-cell>
          <table:table-cell office:value-type="string" calcext:value-type="string">
            <text:p>2017-11-30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IFICIO SCOLASTIC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4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I COMUNI NON CENSI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5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OSPEDALI, CASE DI CURA E CLINICHE E ASSIMILA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6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CCADEMIA ALBERTINA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81" calcext:value-type="float">
            <text:p>128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FICIO SCOLASTIC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7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CCADEMIA ALBERTINA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81" calcext:value-type="float">
            <text:p>128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DIFICIO DI CULTO E ASSIMILA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8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FILIPPO ACCIARINI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1394" calcext:value-type="float">
            <text:p>1394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IFICIO SCOLASTIC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9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FILIPPO ACCIARINI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1394" calcext:value-type="float">
            <text:p>1394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BBRICATO PER ATTIVITA' PRODUTTIVA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0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FILIPPO ACCIARINI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1394" calcext:value-type="float">
            <text:p>1394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I COMUNI NON CENSI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1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FILIPPO ACCIARINI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1394" calcext:value-type="float">
            <text:p>1394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I COMUNI NON CENSI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2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FILIPPO ACCIARINI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1394" calcext:value-type="float">
            <text:p>1394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I COMUNI NON CENSI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3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GLIE'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149" calcext:value-type="float">
            <text:p>1149</text:p>
          </table:table-cell>
          <table:table-cell office:value-type="float" office:value="557" calcext:value-type="float">
            <text:p>5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E COMMERCIALE, NEGOZI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4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GLIE'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149" calcext:value-type="float">
            <text:p>1149</text:p>
          </table:table-cell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 COMMERCIALE, NEGOZI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5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GLIE'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149" calcext:value-type="float">
            <text:p>1149</text:p>
          </table:table-cell>
          <table:table-cell office:value-type="float" office:value="557" calcext:value-type="float">
            <text:p>5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6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GLIE'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149" calcext:value-type="float">
            <text:p>1149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I COMUNI NON CENSI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7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Locazione Abitativa</text:p>
          </table:table-cell>
          <table:table-cell office:value-type="float" office:value="1338.05" calcext:value-type="float">
            <text:p>1338,05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11-12-01</text:p>
          </table:table-cell>
          <table:table-cell office:value-type="string" calcext:value-type="string">
            <text:p>2016-11-30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8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Locazione Abitativa</text:p>
          </table:table-cell>
          <table:table-cell office:value-type="float" office:value="1475.58" calcext:value-type="float">
            <text:p>1475,58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11-10-01</text:p>
          </table:table-cell>
          <table:table-cell office:value-type="string" calcext:value-type="string">
            <text:p>2016-09-30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9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Locazione Abitativa</text:p>
          </table:table-cell>
          <table:table-cell office:value-type="float" office:value="833.97" calcext:value-type="float">
            <text:p>833,97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08-07-01</text:p>
          </table:table-cell>
          <table:table-cell office:value-type="string" calcext:value-type="string">
            <text:p>2013-06-30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0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Locazione Abitativa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Annuo</text:p>
          </table:table-cell>
          <table:table-cell table:number-columns-repeated="2"/>
          <table:table-cell office:value-type="string" calcext:value-type="string">
            <text:p>canone sociale - PRELIMINARE</text:p>
          </table:table-cell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1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Locazione Abitativa</text:p>
          </table:table-cell>
          <table:table-cell office:value-type="float" office:value="1907.64" calcext:value-type="float">
            <text:p>1907,64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11-06-01</text:p>
          </table:table-cell>
          <table:table-cell office:value-type="string" calcext:value-type="string">
            <text:p>2016-05-31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2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Locazione Abitativa</text:p>
          </table:table-cell>
          <table:table-cell office:value-type="float" office:value="2237.74" calcext:value-type="float">
            <text:p>2237,74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11-06-01</text:p>
          </table:table-cell>
          <table:table-cell office:value-type="string" calcext:value-type="string">
            <text:p>2016-05-31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3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Locazione Abitativa</text:p>
          </table:table-cell>
          <table:table-cell office:value-type="float" office:value="1723.8" calcext:value-type="float">
            <text:p>1723,8</text:p>
          </table:table-cell>
          <table:table-cell/>
          <table:table-cell office:value-type="string" calcext:value-type="string">
            <text:p>Annuo</text:p>
          </table:table-cell>
          <table:table-cell table:number-columns-repeated="3"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4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Locazione Abitativa</text:p>
          </table:table-cell>
          <table:table-cell office:value-type="float" office:value="1328.62" calcext:value-type="float">
            <text:p>1328,62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11-01-01</text:p>
          </table:table-cell>
          <table:table-cell office:value-type="string" calcext:value-type="string">
            <text:p>2016-12-31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5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LLE PERVINCHE</text:p>
          </table:table-cell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3780.39" calcext:value-type="float">
            <text:p>3780,39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unità alloggio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6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RACCONIGI</text:p>
          </table:table-cell>
          <table:table-cell office:value-type="float" office:value="25" calcext:value-type="float">
            <text:p>2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2890.44" calcext:value-type="float">
            <text:p>12890,44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317" calcext:value-type="float">
            <text:p>3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munità alloggio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7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VEROLENGO</text:p>
          </table:table-cell>
          <table:table-cell office:value-type="string" calcext:value-type="string">
            <text:p>115 int.13</text:p>
          </table:table-cell>
          <table:table-cell office:value-type="float" office:value="181.1" calcext:value-type="float">
            <text:p>181,1</text:p>
          </table:table-cell>
          <table:table-cell table:number-columns-repeated="2"/>
          <table:table-cell office:value-type="float" office:value="9013.7" calcext:value-type="float">
            <text:p>9013,7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31" calcext:value-type="float">
            <text:p>23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omunità alloggio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8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SIDOLI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Comunità alloggio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9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SOSTEGNO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omodato</text:p>
          </table:table-cell>
          <table:table-cell table:number-columns-repeated="9"/>
          <table:table-cell office:value-type="string" calcext:value-type="string">
            <text:p>Comunità alloggio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40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SACCHI</text:p>
          </table:table-cell>
          <table:table-cell office:value-type="string" calcext:value-type="string">
            <text:p>47-4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modato</text:p>
          </table:table-cell>
          <table:table-cell table:number-columns-repeated="6"/>
          <table:table-cell office:value-type="float" office:value="1350" calcext:value-type="float">
            <text:p>1350</text:p>
          </table:table-cell>
          <table:table-cell office:value-type="string" calcext:value-type="string">
            <text:p>3-5</text:p>
          </table:table-cell>
          <table:table-cell/>
          <table:table-cell office:value-type="string" calcext:value-type="string">
            <text:p>Comunità alloggio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41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SANTA CHIARA</text:p>
          </table:table-cell>
          <table:table-cell office:value-type="string" calcext:value-type="string">
            <text:p>56-5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modato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21-22</text:p>
          </table:table-cell>
          <table:table-cell office:value-type="string" calcext:value-type="string">
            <text:p>Comunità alloggio</text:p>
          </table:table-cell>
          <table:table-cell/>
        </table:table-row>
        <table:table-row table:style-name="ro1">
          <table:table-cell office:value-type="string" calcext:value-type="string">
            <text:p>GRUGLIASCO</text:p>
          </table:table-cell>
          <table:table-cell table:formula="of:=CONCATENATE(&quot;Comune di &quot;;[.A42])" office:value-type="string" office:string-value="Comune di GRUGLIASCO" calcext:value-type="string">
            <text:p>Comune di GRUGLIASCO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DEL PORTONE</text:p>
          </table:table-cell>
          <table:table-cell office:value-type="float" office:value="179" calcext:value-type="float">
            <text:p>179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63228.99" calcext:value-type="float">
            <text:p>163228,99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ivio comunale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43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CHATILLON</text:p>
          </table:table-cell>
          <table:table-cell office:value-type="float" office:value="19" calcext:value-type="float">
            <text:p>19</text:p>
          </table:table-cell>
          <table:table-cell office:value-type="float" office:value="2300" calcext:value-type="float">
            <text:p>2300</text:p>
          </table:table-cell>
          <table:table-cell table:number-columns-repeated="2"/>
          <table:table-cell office:value-type="float" office:value="120292" calcext:value-type="float">
            <text:p>120292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1128" calcext:value-type="float">
            <text:p>1128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chivio comunale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44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BONELLI</text:p>
          </table:table-cell>
          <table:table-cell office:value-type="float" office:value="3" calcext:value-type="float">
            <text:p>3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9506.9" calcext:value-type="float">
            <text:p>29506,9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-46</text:p>
          </table:table-cell>
          <table:table-cell office:value-type="string" calcext:value-type="string">
            <text:p>Autorimessa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45])" office:value-type="string" office:string-value="Comune di TORINO" calcext:value-type="string">
            <text:p>Comune di TORINO</text:p>
          </table:table-cell>
          <table:table-cell office:value-type="string" calcext:value-type="string">
            <text:p>PIAZZA</text:p>
          </table:table-cell>
          <table:table-cell office:value-type="string" calcext:value-type="string">
            <text:p>VALDO FUSI</text:p>
          </table:table-cell>
          <table:table-cell/>
          <table:table-cell office:value-type="float" office:value="292.75" calcext:value-type="float">
            <text:p>292,75</text:p>
          </table:table-cell>
          <table:table-cell table:number-columns-repeated="2"/>
          <table:table-cell office:value-type="float" office:value="11253.55" calcext:value-type="float">
            <text:p>11253,55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1281" calcext:value-type="float">
            <text:p>1281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osti auto per VVUU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46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XI FEBBRAIO</text:p>
          </table:table-cell>
          <table:table-cell table:number-columns-repeated="4"/>
          <table:table-cell office:value-type="float" office:value="63506.84" calcext:value-type="float">
            <text:p>63506,84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258-259-260</text:p>
          </table:table-cell>
          <table:table-cell/>
          <table:table-cell office:value-type="string" calcext:value-type="string">
            <text:p>Autorimessa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47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MONTEVIDEO</text:p>
          </table:table-cell>
          <table:table-cell office:value-type="float" office:value="27" calcext:value-type="float">
            <text:p>27</text:p>
          </table:table-cell>
          <table:table-cell office:value-type="float" office:value="79.5" calcext:value-type="float">
            <text:p>79,5</text:p>
          </table:table-cell>
          <table:table-cell table:number-columns-repeated="2"/>
          <table:table-cell office:value-type="float" office:value="6523.39" calcext:value-type="float">
            <text:p>6523,39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38" calcext:value-type="float">
            <text:p>23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entro famiglia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48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MONTEVIDEO</text:p>
          </table:table-cell>
          <table:table-cell office:value-type="float" office:value="27" calcext:value-type="float">
            <text:p>27</text:p>
          </table:table-cell>
          <table:table-cell office:value-type="float" office:value="60.5" calcext:value-type="float">
            <text:p>60,5</text:p>
          </table:table-cell>
          <table:table-cell table:number-columns-repeated="2"/>
          <table:table-cell office:value-type="float" office:value="5239.9" calcext:value-type="float">
            <text:p>5239,9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Centro famiglia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49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UNIONE SOVIETICA</text:p>
          </table:table-cell>
          <table:table-cell office:value-type="float" office:value="490" calcext:value-type="float">
            <text:p>49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modato</text:p>
          </table:table-cell>
          <table:table-cell table:number-columns-repeated="2"/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131-13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Biblioteca IX Circoscrizione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50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IGNAZIO INSLER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3554.1" calcext:value-type="float">
            <text:p>3554,1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1219" calcext:value-type="float">
            <text:p>121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a dell'affido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51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SAN DOMENICO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4428.78" calcext:value-type="float">
            <text:p>24428,78</text:p>
          </table:table-cell>
          <table:table-cell office:value-type="string" calcext:value-type="string">
            <text:p>Annuo</text:p>
          </table:table-cell>
          <table:table-cell office:value-type="string" calcext:value-type="string">
            <text:p>2014-07-01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omunità alloggio</text:p>
          </table:table-cell>
          <table:table-cell/>
        </table:table-row>
        <table:table-row table:style-name="ro1" table:number-rows-repeated="104852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Foglio2.A1:Foglio2.AMJ1047900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22:26:13.36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23:04:42.743000000</meta:creation-date>
    <dc:date>2016-05-26T22:51:44.516000000</dc:date>
    <meta:editing-duration>PT1H19M30S</meta:editing-duration>
    <meta:editing-cycles>6</meta:editing-cycles>
    <meta:generator>LibreOffice/5.0.6.3$Windows_x86 LibreOffice_project/490fc03b25318460cfc54456516ea2519c11d1aa</meta:generator>
    <meta:document-statistic meta:table-count="1" meta:cell-count="595" meta:object-count="0"/>
  </office:meta>
</office:document-meta>
</file>